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3.201cm" table:align="left"/>
    </style:style>
    <style:style style:name="Tabelle2.A" style:family="table-column">
      <style:table-column-properties style:column-width="0.686cm"/>
    </style:style>
    <style:style style:name="Tabelle2.B" style:family="table-column">
      <style:table-column-properties style:column-width="4.884cm"/>
    </style:style>
    <style:style style:name="Tabelle2.C" style:family="table-column">
      <style:table-column-properties style:column-width="0.61cm"/>
    </style:style>
    <style:style style:name="Tabelle2.E" style:family="table-column">
      <style:table-column-properties style:column-width="0.616cm"/>
    </style:style>
    <style:style style:name="Tabelle2.G" style:family="table-column">
      <style:table-column-properties style:column-width="0.73cm"/>
    </style:style>
    <style:style style:name="Tabelle2.H" style:family="table-column">
      <style:table-column-properties style:column-width="1.129cm"/>
    </style:style>
    <style:style style:name="Tabelle2.I" style:family="table-column">
      <style:table-column-properties style:column-width="1.245cm"/>
    </style:style>
    <style:style style:name="Tabelle2.J" style:family="table-column">
      <style:table-column-properties style:column-width="1.012cm"/>
    </style:style>
    <style:style style:name="Tabelle2.K" style:family="table-column">
      <style:table-column-properties style:column-width="1.067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0.686cm"/>
    </style:style>
    <style:style style:name="Tabelle3.B" style:family="table-column">
      <style:table-column-properties style:column-width="3.93cm"/>
    </style:style>
    <style:style style:name="Tabelle3.C" style:family="table-column">
      <style:table-column-properties style:column-width="4.168cm"/>
    </style:style>
    <style:style style:name="Tabelle3.D" style:family="table-column">
      <style:table-column-properties style:column-width="0.61cm"/>
    </style:style>
    <style:style style:name="Tabelle3.E" style:family="table-column">
      <style:table-column-properties style:column-width="1.129cm"/>
    </style:style>
    <style:style style:name="Tabelle3.F" style:family="table-column">
      <style:table-column-properties style:column-width="0.928cm"/>
    </style:style>
    <style:style style:name="Tabelle3.G" style:family="table-column">
      <style:table-column-properties style:column-width="1.034cm"/>
    </style:style>
    <style:style style:name="Tabelle3.H" style:family="table-column">
      <style:table-column-properties style:column-width="1.139cm"/>
    </style:style>
    <style:style style:name="Tabelle3.K" style:family="table-column">
      <style:table-column-properties style:column-width="1.097cm"/>
    </style:style>
    <style:style style:name="Tabelle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paragraph-properties fo:margin-top="0cm" fo:margin-bottom="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per">
        <text:section text:style-name="Sect1" text:name="innerWrapper">
          <text:section text:style-name="Sect1" text:name="contentNavigationWrapper">
            <text:section text:style-name="Sect1" text:name="contentWrapper">
              <text:section text:style-name="Sect1" text:name="content">
                <text:h text:style-name="Heading_20_1" text:outline-level="1">Ligenspiele Herren</text:h>
                <text:h text:style-name="Heading_20_3" text:outline-level="3">2012/13</text:h>
                <text:h text:style-name="Heading_20_3" text:outline-level="3">NR Bezirksklasse 1</text:h>
                <text:h text:style-name="Heading_20_3" text:outline-level="3">Mannschaftstabelle</text:h>
                <table:table table:name="Tabelle2" table:style-name="Tabelle2">
                  <table:table-column table:style-name="Tabelle2.A"/>
                  <table:table-column table:style-name="Tabelle2.B"/>
                  <table:table-column table:style-name="Tabelle2.C" table:number-columns-repeated="2"/>
                  <table:table-column table:style-name="Tabelle2.E"/>
                  <table:table-column table:style-name="Tabelle2.C"/>
                  <table:table-column table:style-name="Tabelle2.G"/>
                  <table:table-column table:style-name="Tabelle2.H"/>
                  <table:table-column table:style-name="Tabelle2.I"/>
                  <table:table-column table:style-name="Tabelle2.J"/>
                  <table:table-column table:style-name="Tabelle2.K"/>
                  <table:table-header-rows>
                    <table:table-row>
                      <table:table-cell table:style-name="Tabelle2.A1" office:value-type="string">
                        <text:p text:style-name="Table_20_Heading">Pl.</text:p>
                      </table:table-cell>
                      <table:table-cell table:style-name="Tabelle2.A1" office:value-type="string">
                        <text:p text:style-name="Table_20_Heading">Mannschaft</text:p>
                      </table:table-cell>
                      <table:table-cell table:style-name="Tabelle2.A1" office:value-type="string">
                        <text:p text:style-name="Table_20_Heading">S.</text:p>
                      </table:table-cell>
                      <table:table-cell table:style-name="Tabelle2.A1" office:value-type="string">
                        <text:p text:style-name="Table_20_Heading">P.</text:p>
                      </table:table-cell>
                      <table:table-cell table:style-name="Tabelle2.A1" office:value-type="string">
                        <text:p text:style-name="Table_20_Heading">H.</text:p>
                      </table:table-cell>
                      <table:table-cell table:style-name="Tabelle2.A1" office:value-type="string">
                        <text:p text:style-name="Table_20_Heading">A.</text:p>
                      </table:table-cell>
                      <table:table-cell table:style-name="Tabelle2.A1" office:value-type="string">
                        <text:p text:style-name="Table_20_Heading">+\-</text:p>
                      </table:table-cell>
                      <table:table-cell table:style-name="Tabelle2.A1" office:value-type="string">
                        <text:p text:style-name="Table_20_Heading">EWP</text:p>
                      </table:table-cell>
                      <table:table-cell table:style-name="Tabelle2.A1" office:value-type="string">
                        <text:p text:style-name="Table_20_Heading">Holz</text:p>
                      </table:table-cell>
                      <table:table-cell table:style-name="Tabelle2.A1" office:value-type="string">
                        <text:p text:style-name="Table_20_Heading">Ø H.</text:p>
                      </table:table-cell>
                      <table:table-cell table:style-name="Tabelle2.A1" office:value-type="string">
                        <text:p text:style-name="Table_20_Heading">Ø A.</text:p>
                      </table:table-cell>
                    </table:table-row>
                  </table:table-header-rows>
                  <table:table-row>
                    <table:table-cell table:style-name="Tabelle2.A1" office:value-type="string">
                      <text:p text:style-name="Table_20_Contents">1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sk-5459-essen-borbeck-1">SK 54/59 Essen-Borbeck 1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28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13</text:p>
                    </table:table-cell>
                    <table:table-cell table:style-name="Tabelle2.A1" office:value-type="string">
                      <text:p text:style-name="Table_20_Contents">10</text:p>
                    </table:table-cell>
                    <table:table-cell table:style-name="Tabelle2.A1" office:value-type="string">
                      <text:p text:style-name="Table_20_Contents">515</text:p>
                    </table:table-cell>
                    <table:table-cell table:style-name="Tabelle2.A1" office:value-type="string">
                      <text:p text:style-name="Table_20_Contents">53819</text:p>
                    </table:table-cell>
                    <table:table-cell table:style-name="Tabelle2.A1" office:value-type="string">
                      <text:p text:style-name="Table_20_Contents">764</text:p>
                    </table:table-cell>
                    <table:table-cell table:style-name="Tabelle2.A1" office:value-type="string">
                      <text:p text:style-name="Table_20_Contents">731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2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skv-rees-2">SKV Rees 2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25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10</text:p>
                    </table:table-cell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507</text:p>
                    </table:table-cell>
                    <table:table-cell table:style-name="Tabelle2.A1" office:value-type="string">
                      <text:p text:style-name="Table_20_Contents">53163</text:p>
                    </table:table-cell>
                    <table:table-cell table:style-name="Tabelle2.A1" office:value-type="string">
                      <text:p text:style-name="Table_20_Contents">749</text:p>
                    </table:table-cell>
                    <table:table-cell table:style-name="Tabelle2.A1" office:value-type="string">
                      <text:p text:style-name="Table_20_Contents">727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3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bw-61-muelheim-2">BW 61 Mülheim 2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17</text:p>
                    </table:table-cell>
                    <table:table-cell table:style-name="Tabelle2.A1" office:value-type="string">
                      <text:p text:style-name="Table_20_Contents">11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-1</text:p>
                    </table:table-cell>
                    <table:table-cell table:style-name="Tabelle2.A1" office:value-type="string">
                      <text:p text:style-name="Table_20_Contents">486</text:p>
                    </table:table-cell>
                    <table:table-cell table:style-name="Tabelle2.A1" office:value-type="string">
                      <text:p text:style-name="Table_20_Contents">51603</text:p>
                    </table:table-cell>
                    <table:table-cell table:style-name="Tabelle2.A1" office:value-type="string">
                      <text:p text:style-name="Table_20_Contents">723</text:p>
                    </table:table-cell>
                    <table:table-cell table:style-name="Tabelle2.A1" office:value-type="string">
                      <text:p text:style-name="Table_20_Contents">711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ksc-71-saarn-1">KSC 71 Saarn 1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17</text:p>
                    </table:table-cell>
                    <table:table-cell table:style-name="Tabelle2.A1" office:value-type="string">
                      <text:p text:style-name="Table_20_Contents">9</text:p>
                    </table:table-cell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-1</text:p>
                    </table:table-cell>
                    <table:table-cell table:style-name="Tabelle2.A1" office:value-type="string">
                      <text:p text:style-name="Table_20_Contents">484</text:p>
                    </table:table-cell>
                    <table:table-cell table:style-name="Tabelle2.A1" office:value-type="string">
                      <text:p text:style-name="Table_20_Contents">49550</text:p>
                    </table:table-cell>
                    <table:table-cell table:style-name="Tabelle2.A1" office:value-type="string">
                      <text:p text:style-name="Table_20_Contents">690</text:p>
                    </table:table-cell>
                    <table:table-cell table:style-name="Tabelle2.A1" office:value-type="string">
                      <text:p text:style-name="Table_20_Contents">686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5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ksc-harmonie-duisburg-2">KSC Harmonie Duisburg 2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17</text:p>
                    </table:table-cell>
                    <table:table-cell table:style-name="Tabelle2.A1" office:value-type="string">
                      <text:p text:style-name="Table_20_Contents">11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-1</text:p>
                    </table:table-cell>
                    <table:table-cell table:style-name="Tabelle2.A1" office:value-type="string">
                      <text:p text:style-name="Table_20_Contents">463</text:p>
                    </table:table-cell>
                    <table:table-cell table:style-name="Tabelle2.A1" office:value-type="string">
                      <text:p text:style-name="Table_20_Contents">46252</text:p>
                    </table:table-cell>
                    <table:table-cell table:style-name="Tabelle2.A1" office:value-type="string">
                      <text:p text:style-name="Table_20_Contents">594</text:p>
                    </table:table-cell>
                    <table:table-cell table:style-name="Tabelle2.A1" office:value-type="string">
                      <text:p text:style-name="Table_20_Contents">691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esv-oberhausen-1">ESV Oberhausen 1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3</text:p>
                    </table:table-cell>
                    <table:table-cell table:style-name="Tabelle2.A1" office:value-type="string">
                      <text:p text:style-name="Table_20_Contents">-3</text:p>
                    </table:table-cell>
                    <table:table-cell table:style-name="Tabelle2.A1" office:value-type="string">
                      <text:p text:style-name="Table_20_Contents">450</text:p>
                    </table:table-cell>
                    <table:table-cell table:style-name="Tabelle2.A1" office:value-type="string">
                      <text:p text:style-name="Table_20_Contents">50882</text:p>
                    </table:table-cell>
                    <table:table-cell table:style-name="Tabelle2.A1" office:value-type="string">
                      <text:p text:style-name="Table_20_Contents">714</text:p>
                    </table:table-cell>
                    <table:table-cell table:style-name="Tabelle2.A1" office:value-type="string">
                      <text:p text:style-name="Table_20_Contents">699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r-bezirksklasse-1/sk-kamp-lintfort-4">SK Kamp-Lintfort 4 </text:a>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1</text:p>
                    </table:table-cell>
                    <table:table-cell table:style-name="Tabelle2.A1" office:value-type="string">
                      <text:p text:style-name="Table_20_Contents">-11</text:p>
                    </table:table-cell>
                    <table:table-cell table:style-name="Tabelle2.A1" office:value-type="string">
                      <text:p text:style-name="Table_20_Contents">348</text:p>
                    </table:table-cell>
                    <table:table-cell table:style-name="Tabelle2.A1" office:value-type="string">
                      <text:p text:style-name="Table_20_Contents">47109</text:p>
                    </table:table-cell>
                    <table:table-cell table:style-name="Tabelle2.A1" office:value-type="string">
                      <text:p text:style-name="Table_20_Contents">739</text:p>
                    </table:table-cell>
                    <table:table-cell table:style-name="Tabelle2.A1" office:value-type="string">
                      <text:p text:style-name="Table_20_Contents">570</text:p>
                    </table:table-cell>
                  </table:table-row>
                </table:table>
                <text:h text:style-name="Heading_20_3" text:outline-level="3">Spielertabelle</text:h>
                <table:table table:name="Tabelle3" table:style-name="Tabelle3">
                  <table:table-column table:style-name="Tabelle3.A"/>
                  <table:table-column table:style-name="Tabelle3.B"/>
                  <table:table-column table:style-name="Tabelle3.C"/>
                  <table:table-column table:style-name="Tabelle3.D"/>
                  <table:table-column table:style-name="Tabelle3.E"/>
                  <table:table-column table:style-name="Tabelle3.F"/>
                  <table:table-column table:style-name="Tabelle3.G"/>
                  <table:table-column table:style-name="Tabelle3.H" table:number-columns-repeated="3"/>
                  <table:table-column table:style-name="Tabelle3.K"/>
                  <table:table-header-rows>
                    <table:table-row>
                      <table:table-cell table:style-name="Tabelle3.A1" office:value-type="string">
                        <text:p text:style-name="Table_20_Heading">Pl.</text:p>
                      </table:table-cell>
                      <table:table-cell table:style-name="Tabelle3.A1" office:value-type="string">
                        <text:p text:style-name="Table_20_Heading">Spieler</text:p>
                      </table:table-cell>
                      <table:table-cell table:style-name="Tabelle3.A1" office:value-type="string">
                        <text:p text:style-name="Table_20_Heading">Mannschaft</text:p>
                      </table:table-cell>
                      <table:table-cell table:style-name="Tabelle3.A1" office:value-type="string">
                        <text:p text:style-name="Table_20_Heading">S.</text:p>
                      </table:table-cell>
                      <table:table-cell table:style-name="Tabelle3.A1" office:value-type="string">
                        <text:p text:style-name="Table_20_Heading">EWP</text:p>
                      </table:table-cell>
                      <table:table-cell table:style-name="Tabelle3.A1" office:value-type="string">
                        <text:p text:style-name="Table_20_Heading">Ø</text:p>
                      </table:table-cell>
                      <table:table-cell table:style-name="Tabelle3.A1" office:value-type="string">
                        <text:p text:style-name="Table_20_Heading">Holz</text:p>
                      </table:table-cell>
                      <table:table-cell table:style-name="Tabelle3.A1" office:value-type="string">
                        <text:p text:style-name="Table_20_Heading">Ø</text:p>
                      </table:table-cell>
                      <table:table-cell table:style-name="Tabelle3.A1" office:value-type="string">
                        <text:p text:style-name="Table_20_Heading">Ø H.</text:p>
                      </table:table-cell>
                      <table:table-cell table:style-name="Tabelle3.A1" office:value-type="string">
                        <text:p text:style-name="Table_20_Heading">Ø A.</text:p>
                      </table:table-cell>
                      <table:table-cell table:style-name="Tabelle3.A1" office:value-type="string">
                        <text:p text:style-name="Table_20_Heading">Max</text:p>
                      </table:table-cell>
                    </table:table-row>
                  </table:table-header-rows>
                  <table:table-row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WmltbWVybWFubi8vS2lt" office:target-frame-name="_blank" xlink:show="new">Zimmermann, Kim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8</text:p>
                    </table:table-cell>
                    <table:table-cell table:style-name="Tabelle3.A1" office:value-type="string">
                      <text:p text:style-name="Table_20_Contents">10.7</text:p>
                    </table:table-cell>
                    <table:table-cell table:style-name="Tabelle3.A1" office:value-type="string">
                      <text:p text:style-name="Table_20_Contents">9240</text:p>
                    </table:table-cell>
                    <table:table-cell table:style-name="Tabelle3.A1" office:value-type="string">
                      <text:p text:style-name="Table_20_Contents">770.0</text:p>
                    </table:table-cell>
                    <table:table-cell table:style-name="Tabelle3.A1" office:value-type="string">
                      <text:p text:style-name="Table_20_Contents">773.8</text:p>
                    </table:table-cell>
                    <table:table-cell table:style-name="Tabelle3.A1" office:value-type="string">
                      <text:p text:style-name="Table_20_Contents">766.2</text:p>
                    </table:table-cell>
                    <table:table-cell table:style-name="Tabelle3.A1" office:value-type="string">
                      <text:p text:style-name="Table_20_Contents">81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2lja2VsbWFubi8vU2ViYXN0aWFu" office:target-frame-name="_blank" xlink:show="new">Sickelmann, Sebastian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7</text:p>
                    </table:table-cell>
                    <table:table-cell table:style-name="Tabelle3.A1" office:value-type="string">
                      <text:p text:style-name="Table_20_Contents">10.6</text:p>
                    </table:table-cell>
                    <table:table-cell table:style-name="Tabelle3.A1" office:value-type="string">
                      <text:p text:style-name="Table_20_Contents">9268</text:p>
                    </table:table-cell>
                    <table:table-cell table:style-name="Tabelle3.A1" office:value-type="string">
                      <text:p text:style-name="Table_20_Contents">772.3</text:p>
                    </table:table-cell>
                    <table:table-cell table:style-name="Tabelle3.A1" office:value-type="string">
                      <text:p text:style-name="Table_20_Contents">753.8</text:p>
                    </table:table-cell>
                    <table:table-cell table:style-name="Tabelle3.A1" office:value-type="string">
                      <text:p text:style-name="Table_20_Contents">790.8</text:p>
                    </table:table-cell>
                    <table:table-cell table:style-name="Tabelle3.A1" office:value-type="string">
                      <text:p text:style-name="Table_20_Contents">85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G9sbG1hbm4vL0tsYXVz" office:target-frame-name="_blank" xlink:show="new">Pollmann, Klaus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118</text:p>
                    </table:table-cell>
                    <table:table-cell table:style-name="Tabelle3.A1" office:value-type="string">
                      <text:p text:style-name="Table_20_Contents">10.7</text:p>
                    </table:table-cell>
                    <table:table-cell table:style-name="Tabelle3.A1" office:value-type="string">
                      <text:p text:style-name="Table_20_Contents">8724</text:p>
                    </table:table-cell>
                    <table:table-cell table:style-name="Tabelle3.A1" office:value-type="string">
                      <text:p text:style-name="Table_20_Contents">793.1</text:p>
                    </table:table-cell>
                    <table:table-cell table:style-name="Tabelle3.A1" office:value-type="string">
                      <text:p text:style-name="Table_20_Contents">806.0</text:p>
                    </table:table-cell>
                    <table:table-cell table:style-name="Tabelle3.A1" office:value-type="string">
                      <text:p text:style-name="Table_20_Contents">777.6</text:p>
                    </table:table-cell>
                    <table:table-cell table:style-name="Tabelle3.A1" office:value-type="string">
                      <text:p text:style-name="Table_20_Contents">85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WljaGxlci8vTWFuZnJlZA%3D%3D" office:target-frame-name="_blank" xlink:show="new">Eichler, Manfred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12</text:p>
                    </table:table-cell>
                    <table:table-cell table:style-name="Tabelle3.A1" office:value-type="string">
                      <text:p text:style-name="Table_20_Contents">9.3</text:p>
                    </table:table-cell>
                    <table:table-cell table:style-name="Tabelle3.A1" office:value-type="string">
                      <text:p text:style-name="Table_20_Contents">8908</text:p>
                    </table:table-cell>
                    <table:table-cell table:style-name="Tabelle3.A1" office:value-type="string">
                      <text:p text:style-name="Table_20_Contents">742.3</text:p>
                    </table:table-cell>
                    <table:table-cell table:style-name="Tabelle3.A1" office:value-type="string">
                      <text:p text:style-name="Table_20_Contents">745.8</text:p>
                    </table:table-cell>
                    <table:table-cell table:style-name="Tabelle3.A1" office:value-type="string">
                      <text:p text:style-name="Table_20_Contents">738.8</text:p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WFnZXJsLy9LYWxsZQ%3D%3D" office:target-frame-name="_blank" xlink:show="new">Magerl, Kalle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04</text:p>
                    </table:table-cell>
                    <table:table-cell table:style-name="Tabelle3.A1" office:value-type="string">
                      <text:p text:style-name="Table_20_Contents">8.7</text:p>
                    </table:table-cell>
                    <table:table-cell table:style-name="Tabelle3.A1" office:value-type="string">
                      <text:p text:style-name="Table_20_Contents">8859</text:p>
                    </table:table-cell>
                    <table:table-cell table:style-name="Tabelle3.A1" office:value-type="string">
                      <text:p text:style-name="Table_20_Contents">738.3</text:p>
                    </table:table-cell>
                    <table:table-cell table:style-name="Tabelle3.A1" office:value-type="string">
                      <text:p text:style-name="Table_20_Contents">746.5</text:p>
                    </table:table-cell>
                    <table:table-cell table:style-name="Tabelle3.A1" office:value-type="string">
                      <text:p text:style-name="Table_20_Contents">730.0</text:p>
                    </table:table-cell>
                    <table:table-cell table:style-name="Tabelle3.A1" office:value-type="string">
                      <text:p text:style-name="Table_20_Contents">77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mxlZ2VsLy9NaWNoYWVs" office:target-frame-name="_blank" xlink:show="new">Flegel, Michael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99</text:p>
                    </table:table-cell>
                    <table:table-cell table:style-name="Tabelle3.A1" office:value-type="string">
                      <text:p text:style-name="Table_20_Contents">8.3</text:p>
                    </table:table-cell>
                    <table:table-cell table:style-name="Tabelle3.A1" office:value-type="string">
                      <text:p text:style-name="Table_20_Contents">9091</text:p>
                    </table:table-cell>
                    <table:table-cell table:style-name="Tabelle3.A1" office:value-type="string">
                      <text:p text:style-name="Table_20_Contents">757.6</text:p>
                    </table:table-cell>
                    <table:table-cell table:style-name="Tabelle3.A1" office:value-type="string">
                      <text:p text:style-name="Table_20_Contents">784.3</text:p>
                    </table:table-cell>
                    <table:table-cell table:style-name="Tabelle3.A1" office:value-type="string">
                      <text:p text:style-name="Table_20_Contents">730.8</text:p>
                    </table:table-cell>
                    <table:table-cell table:style-name="Tabelle3.A1" office:value-type="string">
                      <text:p text:style-name="Table_20_Contents">80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GVudHNjaGVsLy9IZW5yeQ%3D%3D" office:target-frame-name="_blank" xlink:show="new">Hentschel, Henry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98</text:p>
                    </table:table-cell>
                    <table:table-cell table:style-name="Tabelle3.A1" office:value-type="string">
                      <text:p text:style-name="Table_20_Contents">8.9</text:p>
                    </table:table-cell>
                    <table:table-cell table:style-name="Tabelle3.A1" office:value-type="string">
                      <text:p text:style-name="Table_20_Contents">8136</text:p>
                    </table:table-cell>
                    <table:table-cell table:style-name="Tabelle3.A1" office:value-type="string">
                      <text:p text:style-name="Table_20_Contents">739.6</text:p>
                    </table:table-cell>
                    <table:table-cell table:style-name="Tabelle3.A1" office:value-type="string">
                      <text:p text:style-name="Table_20_Contents">737.0</text:p>
                    </table:table-cell>
                    <table:table-cell table:style-name="Tabelle3.A1" office:value-type="string">
                      <text:p text:style-name="Table_20_Contents">742.8</text:p>
                    </table:table-cell>
                    <table:table-cell table:style-name="Tabelle3.A1" office:value-type="string">
                      <text:p text:style-name="Table_20_Contents">76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WJlcnQvL0hlaW56LVdpbGxp" office:target-frame-name="_blank" xlink:show="new">Ebert, Heinz-Willi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97</text:p>
                    </table:table-cell>
                    <table:table-cell table:style-name="Tabelle3.A1" office:value-type="string">
                      <text:p text:style-name="Table_20_Contents">8.8</text:p>
                    </table:table-cell>
                    <table:table-cell table:style-name="Tabelle3.A1" office:value-type="string">
                      <text:p text:style-name="Table_20_Contents">8435</text:p>
                    </table:table-cell>
                    <table:table-cell table:style-name="Tabelle3.A1" office:value-type="string">
                      <text:p text:style-name="Table_20_Contents">766.8</text:p>
                    </table:table-cell>
                    <table:table-cell table:style-name="Tabelle3.A1" office:value-type="string">
                      <text:p text:style-name="Table_20_Contents">768.0</text:p>
                    </table:table-cell>
                    <table:table-cell table:style-name="Tabelle3.A1" office:value-type="string">
                      <text:p text:style-name="Table_20_Contents">765.4</text:p>
                    </table:table-cell>
                    <table:table-cell table:style-name="Tabelle3.A1" office:value-type="string">
                      <text:p text:style-name="Table_20_Contents">81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HppdXJhLy9Ub3JiZW4%3D" office:target-frame-name="_blank" xlink:show="new">Dziura, Torben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92</text:p>
                    </table:table-cell>
                    <table:table-cell table:style-name="Tabelle3.A1" office:value-type="string">
                      <text:p text:style-name="Table_20_Contents">8.4</text:p>
                    </table:table-cell>
                    <table:table-cell table:style-name="Tabelle3.A1" office:value-type="string">
                      <text:p text:style-name="Table_20_Contents">8097</text:p>
                    </table:table-cell>
                    <table:table-cell table:style-name="Tabelle3.A1" office:value-type="string">
                      <text:p text:style-name="Table_20_Contents">736.1</text:p>
                    </table:table-cell>
                    <table:table-cell table:style-name="Tabelle3.A1" office:value-type="string">
                      <text:p text:style-name="Table_20_Contents">751.2</text:p>
                    </table:table-cell>
                    <table:table-cell table:style-name="Tabelle3.A1" office:value-type="string">
                      <text:p text:style-name="Table_20_Contents">723.5</text:p>
                    </table:table-cell>
                    <table:table-cell table:style-name="Tabelle3.A1" office:value-type="string">
                      <text:p text:style-name="Table_20_Contents">77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dmFuIFRyZWVrLy9XYWx0ZXI%3D" office:target-frame-name="_blank" xlink:show="new">van Treek, Walter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90</text:p>
                    </table:table-cell>
                    <table:table-cell table:style-name="Tabelle3.A1" office:value-type="string">
                      <text:p text:style-name="Table_20_Contents">9.0</text:p>
                    </table:table-cell>
                    <table:table-cell table:style-name="Tabelle3.A1" office:value-type="string">
                      <text:p text:style-name="Table_20_Contents">7427</text:p>
                    </table:table-cell>
                    <table:table-cell table:style-name="Tabelle3.A1" office:value-type="string">
                      <text:p text:style-name="Table_20_Contents">742.7</text:p>
                    </table:table-cell>
                    <table:table-cell table:style-name="Tabelle3.A1" office:value-type="string">
                      <text:p text:style-name="Table_20_Contents">748.4</text:p>
                    </table:table-cell>
                    <table:table-cell table:style-name="Tabelle3.A1" office:value-type="string">
                      <text:p text:style-name="Table_20_Contents">737.0</text:p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mVja21hbm4vL1Rob21hcw%3D%3D" office:target-frame-name="_blank" xlink:show="new">Reckmann, Thomas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88</text:p>
                    </table:table-cell>
                    <table:table-cell table:style-name="Tabelle3.A1" office:value-type="string">
                      <text:p text:style-name="Table_20_Contents">9.8</text:p>
                    </table:table-cell>
                    <table:table-cell table:style-name="Tabelle3.A1" office:value-type="string">
                      <text:p text:style-name="Table_20_Contents">6879</text:p>
                    </table:table-cell>
                    <table:table-cell table:style-name="Tabelle3.A1" office:value-type="string">
                      <text:p text:style-name="Table_20_Contents">764.3</text:p>
                    </table:table-cell>
                    <table:table-cell table:style-name="Tabelle3.A1" office:value-type="string">
                      <text:p text:style-name="Table_20_Contents">760.3</text:p>
                    </table:table-cell>
                    <table:table-cell table:style-name="Tabelle3.A1" office:value-type="string">
                      <text:p text:style-name="Table_20_Contents">767.6</text:p>
                    </table:table-cell>
                    <table:table-cell table:style-name="Tabelle3.A1" office:value-type="string">
                      <text:p text:style-name="Table_20_Contents">82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nVzZWsvL01hbmZyZWQ%3D" office:target-frame-name="_blank" xlink:show="new">Fusek, Manfred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87</text:p>
                    </table:table-cell>
                    <table:table-cell table:style-name="Tabelle3.A1" office:value-type="string">
                      <text:p text:style-name="Table_20_Contents">7.9</text:p>
                    </table:table-cell>
                    <table:table-cell table:style-name="Tabelle3.A1" office:value-type="string">
                      <text:p text:style-name="Table_20_Contents">8133</text:p>
                    </table:table-cell>
                    <table:table-cell table:style-name="Tabelle3.A1" office:value-type="string">
                      <text:p text:style-name="Table_20_Contents">739.4</text:p>
                    </table:table-cell>
                    <table:table-cell table:style-name="Tabelle3.A1" office:value-type="string">
                      <text:p text:style-name="Table_20_Contents">759.0</text:p>
                    </table:table-cell>
                    <table:table-cell table:style-name="Tabelle3.A1" office:value-type="string">
                      <text:p text:style-name="Table_20_Contents">715.8</text:p>
                    </table:table-cell>
                    <table:table-cell table:style-name="Tabelle3.A1" office:value-type="string">
                      <text:p text:style-name="Table_20_Contents">78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mV1bWFubi8vRnJhbms%3D" office:target-frame-name="_blank" xlink:show="new">Neumann, Frank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79</text:p>
                    </table:table-cell>
                    <table:table-cell table:style-name="Tabelle3.A1" office:value-type="string">
                      <text:p text:style-name="Table_20_Contents">7.2</text:p>
                    </table:table-cell>
                    <table:table-cell table:style-name="Tabelle3.A1" office:value-type="string">
                      <text:p text:style-name="Table_20_Contents">7848</text:p>
                    </table:table-cell>
                    <table:table-cell table:style-name="Tabelle3.A1" office:value-type="string">
                      <text:p text:style-name="Table_20_Contents">713.5</text:p>
                    </table:table-cell>
                    <table:table-cell table:style-name="Tabelle3.A1" office:value-type="string">
                      <text:p text:style-name="Table_20_Contents">726.2</text:p>
                    </table:table-cell>
                    <table:table-cell table:style-name="Tabelle3.A1" office:value-type="string">
                      <text:p text:style-name="Table_20_Contents">702.8</text:p>
                    </table:table-cell>
                    <table:table-cell table:style-name="Tabelle3.A1" office:value-type="string">
                      <text:p text:style-name="Table_20_Contents">78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VubmVyLy9SYWxm" office:target-frame-name="_blank" xlink:show="new">Benner, Ralf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78</text:p>
                    </table:table-cell>
                    <table:table-cell table:style-name="Tabelle3.A1" office:value-type="string">
                      <text:p text:style-name="Table_20_Contents">8.7</text:p>
                    </table:table-cell>
                    <table:table-cell table:style-name="Tabelle3.A1" office:value-type="string">
                      <text:p text:style-name="Table_20_Contents">6821</text:p>
                    </table:table-cell>
                    <table:table-cell table:style-name="Tabelle3.A1" office:value-type="string">
                      <text:p text:style-name="Table_20_Contents">757.9</text:p>
                    </table:table-cell>
                    <table:table-cell table:style-name="Tabelle3.A1" office:value-type="string">
                      <text:p text:style-name="Table_20_Contents">774.3</text:p>
                    </table:table-cell>
                    <table:table-cell table:style-name="Tabelle3.A1" office:value-type="string">
                      <text:p text:style-name="Table_20_Contents">744.8</text:p>
                    </table:table-cell>
                    <table:table-cell table:style-name="Tabelle3.A1" office:value-type="string">
                      <text:p text:style-name="Table_20_Contents">80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2VuZGxpay8vS2xhdXMtSsO8cmdlbg%3D%3D" office:target-frame-name="_blank" xlink:show="new">Wendlik, Klaus-Jürgen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77</text:p>
                    </table:table-cell>
                    <table:table-cell table:style-name="Tabelle3.A1" office:value-type="string">
                      <text:p text:style-name="Table_20_Contents">6.4</text:p>
                    </table:table-cell>
                    <table:table-cell table:style-name="Tabelle3.A1" office:value-type="string">
                      <text:p text:style-name="Table_20_Contents">8533</text:p>
                    </table:table-cell>
                    <table:table-cell table:style-name="Tabelle3.A1" office:value-type="string">
                      <text:p text:style-name="Table_20_Contents">711.1</text:p>
                    </table:table-cell>
                    <table:table-cell table:style-name="Tabelle3.A1" office:value-type="string">
                      <text:p text:style-name="Table_20_Contents">719.3</text:p>
                    </table:table-cell>
                    <table:table-cell table:style-name="Tabelle3.A1" office:value-type="string">
                      <text:p text:style-name="Table_20_Contents">702.8</text:p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WFzbG8vL01pY2hhZWw%3D" office:target-frame-name="_blank" xlink:show="new">Maslo, Michael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75</text:p>
                    </table:table-cell>
                    <table:table-cell table:style-name="Tabelle3.A1" office:value-type="string">
                      <text:p text:style-name="Table_20_Contents">6.8</text:p>
                    </table:table-cell>
                    <table:table-cell table:style-name="Tabelle3.A1" office:value-type="string">
                      <text:p text:style-name="Table_20_Contents">8151</text:p>
                    </table:table-cell>
                    <table:table-cell table:style-name="Tabelle3.A1" office:value-type="string">
                      <text:p text:style-name="Table_20_Contents">741.0</text:p>
                    </table:table-cell>
                    <table:table-cell table:style-name="Tabelle3.A1" office:value-type="string">
                      <text:p text:style-name="Table_20_Contents">771.2</text:p>
                    </table:table-cell>
                    <table:table-cell table:style-name="Tabelle3.A1" office:value-type="string">
                      <text:p text:style-name="Table_20_Contents">715.8</text:p>
                    </table:table-cell>
                    <table:table-cell table:style-name="Tabelle3.A1" office:value-type="string">
                      <text:p text:style-name="Table_20_Contents">81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3lyaWF4Ly9BY2hpbQ%3D%3D" office:target-frame-name="_blank" xlink:show="new">Cyriax, Achim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74</text:p>
                    </table:table-cell>
                    <table:table-cell table:style-name="Tabelle3.A1" office:value-type="string">
                      <text:p text:style-name="Table_20_Contents">6.2</text:p>
                    </table:table-cell>
                    <table:table-cell table:style-name="Tabelle3.A1" office:value-type="string">
                      <text:p text:style-name="Table_20_Contents">8415</text:p>
                    </table:table-cell>
                    <table:table-cell table:style-name="Tabelle3.A1" office:value-type="string">
                      <text:p text:style-name="Table_20_Contents">701.3</text:p>
                    </table:table-cell>
                    <table:table-cell table:style-name="Tabelle3.A1" office:value-type="string">
                      <text:p text:style-name="Table_20_Contents">701.0</text:p>
                    </table:table-cell>
                    <table:table-cell table:style-name="Tabelle3.A1" office:value-type="string">
                      <text:p text:style-name="Table_20_Contents">701.5</text:p>
                    </table:table-cell>
                    <table:table-cell table:style-name="Tabelle3.A1" office:value-type="string">
                      <text:p text:style-name="Table_20_Contents">76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mlwcGVsLy9NYXR0aGlhcw%3D%3D" office:target-frame-name="_blank" xlink:show="new">Rippel, Matthias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68</text:p>
                    </table:table-cell>
                    <table:table-cell table:style-name="Tabelle3.A1" office:value-type="string">
                      <text:p text:style-name="Table_20_Contents">5.7</text:p>
                    </table:table-cell>
                    <table:table-cell table:style-name="Tabelle3.A1" office:value-type="string">
                      <text:p text:style-name="Table_20_Contents">8621</text:p>
                    </table:table-cell>
                    <table:table-cell table:style-name="Tabelle3.A1" office:value-type="string">
                      <text:p text:style-name="Table_20_Contents">718.4</text:p>
                    </table:table-cell>
                    <table:table-cell table:style-name="Tabelle3.A1" office:value-type="string">
                      <text:p text:style-name="Table_20_Contents">723.7</text:p>
                    </table:table-cell>
                    <table:table-cell table:style-name="Tabelle3.A1" office:value-type="string">
                      <text:p text:style-name="Table_20_Contents">713.2</text:p>
                    </table:table-cell>
                    <table:table-cell table:style-name="Tabelle3.A1" office:value-type="string">
                      <text:p text:style-name="Table_20_Contents">790</text:p>
                    </table:table-cell>
                  </table:table-row>
                  <text:soft-page-break/>
                  <table:table-row>
                    <table:table-cell table:style-name="Tabelle3.A1" office:value-type="string">
                      <text:p text:style-name="Table_20_Contents">1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9ocmVuYnVzY2gvL0thcmwtSGVpbno%3D" office:target-frame-name="_blank" xlink:show="new">Dohrenbusch, Karl-Heinz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65</text:p>
                    </table:table-cell>
                    <table:table-cell table:style-name="Tabelle3.A1" office:value-type="string">
                      <text:p text:style-name="Table_20_Contents">7.2</text:p>
                    </table:table-cell>
                    <table:table-cell table:style-name="Tabelle3.A1" office:value-type="string">
                      <text:p text:style-name="Table_20_Contents">6510</text:p>
                    </table:table-cell>
                    <table:table-cell table:style-name="Tabelle3.A1" office:value-type="string">
                      <text:p text:style-name="Table_20_Contents">723.3</text:p>
                    </table:table-cell>
                    <table:table-cell table:style-name="Tabelle3.A1" office:value-type="string">
                      <text:p text:style-name="Table_20_Contents">730.6</text:p>
                    </table:table-cell>
                    <table:table-cell table:style-name="Tabelle3.A1" office:value-type="string">
                      <text:p text:style-name="Table_20_Contents">714.3</text:p>
                    </table:table-cell>
                    <table:table-cell table:style-name="Tabelle3.A1" office:value-type="string">
                      <text:p text:style-name="Table_20_Contents">74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29qdGFub3dza2kvL1dvbGZnYW5n" office:target-frame-name="_blank" xlink:show="new">Wojtanowski, Wolfgang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65</text:p>
                    </table:table-cell>
                    <table:table-cell table:style-name="Tabelle3.A1" office:value-type="string">
                      <text:p text:style-name="Table_20_Contents">6.5</text:p>
                    </table:table-cell>
                    <table:table-cell table:style-name="Tabelle3.A1" office:value-type="string">
                      <text:p text:style-name="Table_20_Contents">7167</text:p>
                    </table:table-cell>
                    <table:table-cell table:style-name="Tabelle3.A1" office:value-type="string">
                      <text:p text:style-name="Table_20_Contents">716.7</text:p>
                    </table:table-cell>
                    <table:table-cell table:style-name="Tabelle3.A1" office:value-type="string">
                      <text:p text:style-name="Table_20_Contents">706.0</text:p>
                    </table:table-cell>
                    <table:table-cell table:style-name="Tabelle3.A1" office:value-type="string">
                      <text:p text:style-name="Table_20_Contents">727.4</text:p>
                    </table:table-cell>
                    <table:table-cell table:style-name="Tabelle3.A1" office:value-type="string">
                      <text:p text:style-name="Table_20_Contents">76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xhc2Noa2UvL1JvbGFuZA%3D%3D" office:target-frame-name="_blank" xlink:show="new">Blaschke, Roland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64</text:p>
                    </table:table-cell>
                    <table:table-cell table:style-name="Tabelle3.A1" office:value-type="string">
                      <text:p text:style-name="Table_20_Contents">5.8</text:p>
                    </table:table-cell>
                    <table:table-cell table:style-name="Tabelle3.A1" office:value-type="string">
                      <text:p text:style-name="Table_20_Contents">8047</text:p>
                    </table:table-cell>
                    <table:table-cell table:style-name="Tabelle3.A1" office:value-type="string">
                      <text:p text:style-name="Table_20_Contents">731.5</text:p>
                    </table:table-cell>
                    <table:table-cell table:style-name="Tabelle3.A1" office:value-type="string">
                      <text:p text:style-name="Table_20_Contents">747.2</text:p>
                    </table:table-cell>
                    <table:table-cell table:style-name="Tabelle3.A1" office:value-type="string">
                      <text:p text:style-name="Table_20_Contents">712.8</text:p>
                    </table:table-cell>
                    <table:table-cell table:style-name="Tabelle3.A1" office:value-type="string">
                      <text:p text:style-name="Table_20_Contents">78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mFrb2IvL01hcmlv" office:target-frame-name="_blank" xlink:show="new">Jakob, Mario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62</text:p>
                    </table:table-cell>
                    <table:table-cell table:style-name="Tabelle3.A1" office:value-type="string">
                      <text:p text:style-name="Table_20_Contents">8.9</text:p>
                    </table:table-cell>
                    <table:table-cell table:style-name="Tabelle3.A1" office:value-type="string">
                      <text:p text:style-name="Table_20_Contents">5172</text:p>
                    </table:table-cell>
                    <table:table-cell table:style-name="Tabelle3.A1" office:value-type="string">
                      <text:p text:style-name="Table_20_Contents">738.9</text:p>
                    </table:table-cell>
                    <table:table-cell table:style-name="Tabelle3.A1" office:value-type="string">
                      <text:p text:style-name="Table_20_Contents">729.7</text:p>
                    </table:table-cell>
                    <table:table-cell table:style-name="Tabelle3.A1" office:value-type="string">
                      <text:p text:style-name="Table_20_Contents">745.8</text:p>
                    </table:table-cell>
                    <table:table-cell table:style-name="Tabelle3.A1" office:value-type="string">
                      <text:p text:style-name="Table_20_Contents">78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8O8cmcvL1JvbGY%3D" office:target-frame-name="_blank" xlink:show="new">Würg, Rolf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58</text:p>
                    </table:table-cell>
                    <table:table-cell table:style-name="Tabelle3.A1" office:value-type="string">
                      <text:p text:style-name="Table_20_Contents">5.8</text:p>
                    </table:table-cell>
                    <table:table-cell table:style-name="Tabelle3.A1" office:value-type="string">
                      <text:p text:style-name="Table_20_Contents">6979</text:p>
                    </table:table-cell>
                    <table:table-cell table:style-name="Tabelle3.A1" office:value-type="string">
                      <text:p text:style-name="Table_20_Contents">697.9</text:p>
                    </table:table-cell>
                    <table:table-cell table:style-name="Tabelle3.A1" office:value-type="string">
                      <text:p text:style-name="Table_20_Contents">712.8</text:p>
                    </table:table-cell>
                    <table:table-cell table:style-name="Tabelle3.A1" office:value-type="string">
                      <text:p text:style-name="Table_20_Contents">683.0</text:p>
                    </table:table-cell>
                    <table:table-cell table:style-name="Tabelle3.A1" office:value-type="string">
                      <text:p text:style-name="Table_20_Contents">73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290dGthbXAvL0hlcmliZXJ0" office:target-frame-name="_blank" xlink:show="new">Kottkamp, Heribert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8</text:p>
                    </table:table-cell>
                    <table:table-cell table:style-name="Tabelle3.A1" office:value-type="string">
                      <text:p text:style-name="Table_20_Contents">5.3</text:p>
                    </table:table-cell>
                    <table:table-cell table:style-name="Tabelle3.A1" office:value-type="string">
                      <text:p text:style-name="Table_20_Contents">7722</text:p>
                    </table:table-cell>
                    <table:table-cell table:style-name="Tabelle3.A1" office:value-type="string">
                      <text:p text:style-name="Table_20_Contents">702.0</text:p>
                    </table:table-cell>
                    <table:table-cell table:style-name="Tabelle3.A1" office:value-type="string">
                      <text:p text:style-name="Table_20_Contents">697.7</text:p>
                    </table:table-cell>
                    <table:table-cell table:style-name="Tabelle3.A1" office:value-type="string">
                      <text:p text:style-name="Table_20_Contents">707.2</text:p>
                    </table:table-cell>
                    <table:table-cell table:style-name="Tabelle3.A1" office:value-type="string">
                      <text:p text:style-name="Table_20_Contents">75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WFydGluaS8vRGlyaw%3D%3D" office:target-frame-name="_blank" xlink:show="new">Martini, Dirk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5.6</text:p>
                    </table:table-cell>
                    <table:table-cell table:style-name="Tabelle3.A1" office:value-type="string">
                      <text:p text:style-name="Table_20_Contents">7007</text:p>
                    </table:table-cell>
                    <table:table-cell table:style-name="Tabelle3.A1" office:value-type="string">
                      <text:p text:style-name="Table_20_Contents">700.7</text:p>
                    </table:table-cell>
                    <table:table-cell table:style-name="Tabelle3.A1" office:value-type="string">
                      <text:p text:style-name="Table_20_Contents">706.6</text:p>
                    </table:table-cell>
                    <table:table-cell table:style-name="Tabelle3.A1" office:value-type="string">
                      <text:p text:style-name="Table_20_Contents">694.8</text:p>
                    </table:table-cell>
                    <table:table-cell table:style-name="Tabelle3.A1" office:value-type="string">
                      <text:p text:style-name="Table_20_Contents">75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WxzbmVyLy9DaHJpc3RpYW4%3D" office:target-frame-name="_blank" xlink:show="new">Elsner, Christian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55</text:p>
                    </table:table-cell>
                    <table:table-cell table:style-name="Tabelle3.A1" office:value-type="string">
                      <text:p text:style-name="Table_20_Contents">7.9</text:p>
                    </table:table-cell>
                    <table:table-cell table:style-name="Tabelle3.A1" office:value-type="string">
                      <text:p text:style-name="Table_20_Contents">5334</text:p>
                    </table:table-cell>
                    <table:table-cell table:style-name="Tabelle3.A1" office:value-type="string">
                      <text:p text:style-name="Table_20_Contents">762.0</text:p>
                    </table:table-cell>
                    <table:table-cell table:style-name="Tabelle3.A1" office:value-type="string">
                      <text:p text:style-name="Table_20_Contents">776.8</text:p>
                    </table:table-cell>
                    <table:table-cell table:style-name="Tabelle3.A1" office:value-type="string">
                      <text:p text:style-name="Table_20_Contents">742.3</text:p>
                    </table:table-cell>
                    <table:table-cell table:style-name="Tabelle3.A1" office:value-type="string">
                      <text:p text:style-name="Table_20_Contents">80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mlwcGVsLy9MdWthcw%3D%3D" office:target-frame-name="_blank" xlink:show="new">Rippel, Lukas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4</text:p>
                    </table:table-cell>
                    <table:table-cell table:style-name="Tabelle3.A1" office:value-type="string">
                      <text:p text:style-name="Table_20_Contents">4.9</text:p>
                    </table:table-cell>
                    <table:table-cell table:style-name="Tabelle3.A1" office:value-type="string">
                      <text:p text:style-name="Table_20_Contents">7838</text:p>
                    </table:table-cell>
                    <table:table-cell table:style-name="Tabelle3.A1" office:value-type="string">
                      <text:p text:style-name="Table_20_Contents">712.5</text:p>
                    </table:table-cell>
                    <table:table-cell table:style-name="Tabelle3.A1" office:value-type="string">
                      <text:p text:style-name="Table_20_Contents">740.0</text:p>
                    </table:table-cell>
                    <table:table-cell table:style-name="Tabelle3.A1" office:value-type="string">
                      <text:p text:style-name="Table_20_Contents">689.7</text:p>
                    </table:table-cell>
                    <table:table-cell table:style-name="Tabelle3.A1" office:value-type="string">
                      <text:p text:style-name="Table_20_Contents">76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dmFuIExpZXIvL01pY2hhZWw%3D" office:target-frame-name="_blank" xlink:show="new">van Lier, Michael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53</text:p>
                    </table:table-cell>
                    <table:table-cell table:style-name="Tabelle3.A1" office:value-type="string">
                      <text:p text:style-name="Table_20_Contents">6.6</text:p>
                    </table:table-cell>
                    <table:table-cell table:style-name="Tabelle3.A1" office:value-type="string">
                      <text:p text:style-name="Table_20_Contents">5754</text:p>
                    </table:table-cell>
                    <table:table-cell table:style-name="Tabelle3.A1" office:value-type="string">
                      <text:p text:style-name="Table_20_Contents">719.3</text:p>
                    </table:table-cell>
                    <table:table-cell table:style-name="Tabelle3.A1" office:value-type="string">
                      <text:p text:style-name="Table_20_Contents">720.7</text:p>
                    </table:table-cell>
                    <table:table-cell table:style-name="Tabelle3.A1" office:value-type="string">
                      <text:p text:style-name="Table_20_Contents">718.4</text:p>
                    </table:table-cell>
                    <table:table-cell table:style-name="Tabelle3.A1" office:value-type="string">
                      <text:p text:style-name="Table_20_Contents">79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29iY3phay8vV2lsZnJpZWQ%3D" office:target-frame-name="_blank" xlink:show="new">Sobczak, Wilfried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5.2</text:p>
                    </table:table-cell>
                    <table:table-cell table:style-name="Tabelle3.A1" office:value-type="string">
                      <text:p text:style-name="Table_20_Contents">7212</text:p>
                    </table:table-cell>
                    <table:table-cell table:style-name="Tabelle3.A1" office:value-type="string">
                      <text:p text:style-name="Table_20_Contents">721.2</text:p>
                    </table:table-cell>
                    <table:table-cell table:style-name="Tabelle3.A1" office:value-type="string">
                      <text:p text:style-name="Table_20_Contents">739.0</text:p>
                    </table:table-cell>
                    <table:table-cell table:style-name="Tabelle3.A1" office:value-type="string">
                      <text:p text:style-name="Table_20_Contents">694.5</text:p>
                    </table:table-cell>
                    <table:table-cell table:style-name="Tabelle3.A1" office:value-type="string">
                      <text:p text:style-name="Table_20_Contents">76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3JpZWdlbC8vSsO2cmc%3D" office:target-frame-name="_blank" xlink:show="new">Kriegel, Jörg</text:a></text:p>
                    </table:table-cell>
                    <table:table-cell table:style-name="Tabelle3.A1" office:value-type="string">
                      <text:p text:style-name="Table_20_Contents">SK 54/59 Essen-Borbeck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47</text:p>
                    </table:table-cell>
                    <table:table-cell table:style-name="Tabelle3.A1" office:value-type="string">
                      <text:p text:style-name="Table_20_Contents">4.3</text:p>
                    </table:table-cell>
                    <table:table-cell table:style-name="Tabelle3.A1" office:value-type="string">
                      <text:p text:style-name="Table_20_Contents">7940</text:p>
                    </table:table-cell>
                    <table:table-cell table:style-name="Tabelle3.A1" office:value-type="string">
                      <text:p text:style-name="Table_20_Contents">721.8</text:p>
                    </table:table-cell>
                    <table:table-cell table:style-name="Tabelle3.A1" office:value-type="string">
                      <text:p text:style-name="Table_20_Contents">726.8</text:p>
                    </table:table-cell>
                    <table:table-cell table:style-name="Tabelle3.A1" office:value-type="string">
                      <text:p text:style-name="Table_20_Contents">717.7</text:p>
                    </table:table-cell>
                    <table:table-cell table:style-name="Tabelle3.A1" office:value-type="string">
                      <text:p text:style-name="Table_20_Contents">76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nJhY3VuLy9GcmllZGhlbG0%3D" office:target-frame-name="_blank" xlink:show="new">Bracun, Friedhelm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46</text:p>
                    </table:table-cell>
                    <table:table-cell table:style-name="Tabelle3.A1" office:value-type="string">
                      <text:p text:style-name="Table_20_Contents">4.2</text:p>
                    </table:table-cell>
                    <table:table-cell table:style-name="Tabelle3.A1" office:value-type="string">
                      <text:p text:style-name="Table_20_Contents">7715</text:p>
                    </table:table-cell>
                    <table:table-cell table:style-name="Tabelle3.A1" office:value-type="string">
                      <text:p text:style-name="Table_20_Contents">701.4</text:p>
                    </table:table-cell>
                    <table:table-cell table:style-name="Tabelle3.A1" office:value-type="string">
                      <text:p text:style-name="Table_20_Contents">727.3</text:p>
                    </table:table-cell>
                    <table:table-cell table:style-name="Tabelle3.A1" office:value-type="string">
                      <text:p text:style-name="Table_20_Contents">670.2</text:p>
                    </table:table-cell>
                    <table:table-cell table:style-name="Tabelle3.A1" office:value-type="string">
                      <text:p text:style-name="Table_20_Contents">76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3BhdGgvL0FudG9u" office:target-frame-name="_blank" xlink:show="new">Spath, Anton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4.4</text:p>
                    </table:table-cell>
                    <table:table-cell table:style-name="Tabelle3.A1" office:value-type="string">
                      <text:p text:style-name="Table_20_Contents">7019</text:p>
                    </table:table-cell>
                    <table:table-cell table:style-name="Tabelle3.A1" office:value-type="string">
                      <text:p text:style-name="Table_20_Contents">701.9</text:p>
                    </table:table-cell>
                    <table:table-cell table:style-name="Tabelle3.A1" office:value-type="string">
                      <text:p text:style-name="Table_20_Contents">713.6</text:p>
                    </table:table-cell>
                    <table:table-cell table:style-name="Tabelle3.A1" office:value-type="string">
                      <text:p text:style-name="Table_20_Contents">690.2</text:p>
                    </table:table-cell>
                    <table:table-cell table:style-name="Tabelle3.A1" office:value-type="string">
                      <text:p text:style-name="Table_20_Contents">75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2lldHplbi8vSG9sZ2Vy" office:target-frame-name="_blank" xlink:show="new">Gietzen, Holger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4.4</text:p>
                    </table:table-cell>
                    <table:table-cell table:style-name="Tabelle3.A1" office:value-type="string">
                      <text:p text:style-name="Table_20_Contents">6816</text:p>
                    </table:table-cell>
                    <table:table-cell table:style-name="Tabelle3.A1" office:value-type="string">
                      <text:p text:style-name="Table_20_Contents">681.6</text:p>
                    </table:table-cell>
                    <table:table-cell table:style-name="Tabelle3.A1" office:value-type="string">
                      <text:p text:style-name="Table_20_Contents">700.8</text:p>
                    </table:table-cell>
                    <table:table-cell table:style-name="Tabelle3.A1" office:value-type="string">
                      <text:p text:style-name="Table_20_Contents">662.4</text:p>
                    </table:table-cell>
                    <table:table-cell table:style-name="Tabelle3.A1" office:value-type="string">
                      <text:p text:style-name="Table_20_Contents">72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mFjb2JzLy9MZW9uaGFyZA%3D%3D" office:target-frame-name="_blank" xlink:show="new">Jacobs, Leonhard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7.0</text:p>
                    </table:table-cell>
                    <table:table-cell table:style-name="Tabelle3.A1" office:value-type="string">
                      <text:p text:style-name="Table_20_Contents">4248</text:p>
                    </table:table-cell>
                    <table:table-cell table:style-name="Tabelle3.A1" office:value-type="string">
                      <text:p text:style-name="Table_20_Contents">708.0</text:p>
                    </table:table-cell>
                    <table:table-cell table:style-name="Tabelle3.A1" office:value-type="string">
                      <text:p text:style-name="Table_20_Contents">717.4</text:p>
                    </table:table-cell>
                    <table:table-cell table:style-name="Tabelle3.A1" office:value-type="string">
                      <text:p text:style-name="Table_20_Contents">661.0</text:p>
                    </table:table-cell>
                    <table:table-cell table:style-name="Tabelle3.A1" office:value-type="string">
                      <text:p text:style-name="Table_20_Contents">73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dmFuIGRlIExvY2h0Ly9SZW5l" office:target-frame-name="_blank" xlink:show="new">van de Locht, Rene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41</text:p>
                    </table:table-cell>
                    <table:table-cell table:style-name="Tabelle3.A1" office:value-type="string">
                      <text:p text:style-name="Table_20_Contents">3.4</text:p>
                    </table:table-cell>
                    <table:table-cell table:style-name="Tabelle3.A1" office:value-type="string">
                      <text:p text:style-name="Table_20_Contents">8312</text:p>
                    </table:table-cell>
                    <table:table-cell table:style-name="Tabelle3.A1" office:value-type="string">
                      <text:p text:style-name="Table_20_Contents">692.7</text:p>
                    </table:table-cell>
                    <table:table-cell table:style-name="Tabelle3.A1" office:value-type="string">
                      <text:p text:style-name="Table_20_Contents">688.2</text:p>
                    </table:table-cell>
                    <table:table-cell table:style-name="Tabelle3.A1" office:value-type="string">
                      <text:p text:style-name="Table_20_Contents">697.2</text:p>
                    </table:table-cell>
                    <table:table-cell table:style-name="Tabelle3.A1" office:value-type="string">
                      <text:p text:style-name="Table_20_Contents">75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xhbmtlbmhlaW0vL1BldGVy" office:target-frame-name="_blank" xlink:show="new">Blankenheim, Peter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5601</text:p>
                    </table:table-cell>
                    <table:table-cell table:style-name="Tabelle3.A1" office:value-type="string">
                      <text:p text:style-name="Table_20_Contents">700.1</text:p>
                    </table:table-cell>
                    <table:table-cell table:style-name="Tabelle3.A1" office:value-type="string">
                      <text:p text:style-name="Table_20_Contents">700.8</text:p>
                    </table:table-cell>
                    <table:table-cell table:style-name="Tabelle3.A1" office:value-type="string">
                      <text:p text:style-name="Table_20_Contents">699.5</text:p>
                    </table:table-cell>
                    <table:table-cell table:style-name="Tabelle3.A1" office:value-type="string">
                      <text:p text:style-name="Table_20_Contents">73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2hlbWVsbG8vL01pa2U%3D" office:target-frame-name="_blank" xlink:show="new">Chemello, Mike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5683</text:p>
                    </table:table-cell>
                    <table:table-cell table:style-name="Tabelle3.A1" office:value-type="string">
                      <text:p text:style-name="Table_20_Contents">710.4</text:p>
                    </table:table-cell>
                    <table:table-cell table:style-name="Tabelle3.A1" office:value-type="string">
                      <text:p text:style-name="Table_20_Contents">732.3</text:p>
                    </table:table-cell>
                    <table:table-cell table:style-name="Tabelle3.A1" office:value-type="string">
                      <text:p text:style-name="Table_20_Contents">688.5</text:p>
                    </table:table-cell>
                    <table:table-cell table:style-name="Tabelle3.A1" office:value-type="string">
                      <text:p text:style-name="Table_20_Contents">7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VybnNlZS8vRG9taW5paw%3D%3D" office:target-frame-name="_blank" xlink:show="new">Bernsee, Dominik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39</text:p>
                    </table:table-cell>
                    <table:table-cell table:style-name="Tabelle3.A1" office:value-type="string">
                      <text:p text:style-name="Table_20_Contents">7.8</text:p>
                    </table:table-cell>
                    <table:table-cell table:style-name="Tabelle3.A1" office:value-type="string">
                      <text:p text:style-name="Table_20_Contents">3612</text:p>
                    </table:table-cell>
                    <table:table-cell table:style-name="Tabelle3.A1" office:value-type="string">
                      <text:p text:style-name="Table_20_Contents">722.4</text:p>
                    </table:table-cell>
                    <table:table-cell table:style-name="Tabelle3.A1" office:value-type="string">
                      <text:p text:style-name="Table_20_Contents">718.3</text:p>
                    </table:table-cell>
                    <table:table-cell table:style-name="Tabelle3.A1" office:value-type="string">
                      <text:p text:style-name="Table_20_Contents">728.5</text:p>
                    </table:table-cell>
                    <table:table-cell table:style-name="Tabelle3.A1" office:value-type="string">
                      <text:p text:style-name="Table_20_Contents">76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mVlbG1hbm4vL0xvdGhhcg%3D%3D" office:target-frame-name="_blank" xlink:show="new">Veelmann, Lothar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37</text:p>
                    </table:table-cell>
                    <table:table-cell table:style-name="Tabelle3.A1" office:value-type="string">
                      <text:p text:style-name="Table_20_Contents">3.4</text:p>
                    </table:table-cell>
                    <table:table-cell table:style-name="Tabelle3.A1" office:value-type="string">
                      <text:p text:style-name="Table_20_Contents">7370</text:p>
                    </table:table-cell>
                    <table:table-cell table:style-name="Tabelle3.A1" office:value-type="string">
                      <text:p text:style-name="Table_20_Contents">670.0</text:p>
                    </table:table-cell>
                    <table:table-cell table:style-name="Tabelle3.A1" office:value-type="string">
                      <text:p text:style-name="Table_20_Contents">677.8</text:p>
                    </table:table-cell>
                    <table:table-cell table:style-name="Tabelle3.A1" office:value-type="string">
                      <text:p text:style-name="Table_20_Contents">660.6</text:p>
                    </table:table-cell>
                    <table:table-cell table:style-name="Tabelle3.A1" office:value-type="string">
                      <text:p text:style-name="Table_20_Contents">74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FobWVuLy9PbGl2ZXI%3D" office:target-frame-name="_blank" xlink:show="new">Dahmen, Oliver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33</text:p>
                    </table:table-cell>
                    <table:table-cell table:style-name="Tabelle3.A1" office:value-type="string">
                      <text:p text:style-name="Table_20_Contents">11.0</text:p>
                    </table:table-cell>
                    <table:table-cell table:style-name="Tabelle3.A1" office:value-type="string">
                      <text:p text:style-name="Table_20_Contents">2373</text:p>
                    </table:table-cell>
                    <table:table-cell table:style-name="Tabelle3.A1" office:value-type="string">
                      <text:p text:style-name="Table_20_Contents">791.0</text:p>
                    </table:table-cell>
                    <table:table-cell table:style-name="Tabelle3.A1" office:value-type="string">
                      <text:p text:style-name="Table_20_Contents">79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2lja2luZy8vRXdhbGQ%3D" office:target-frame-name="_blank" xlink:show="new">Sicking, Ewald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29</text:p>
                    </table:table-cell>
                    <table:table-cell table:style-name="Tabelle3.A1" office:value-type="string">
                      <text:p text:style-name="Table_20_Contents">4.1</text:p>
                    </table:table-cell>
                    <table:table-cell table:style-name="Tabelle3.A1" office:value-type="string">
                      <text:p text:style-name="Table_20_Contents">4852</text:p>
                    </table:table-cell>
                    <table:table-cell table:style-name="Tabelle3.A1" office:value-type="string">
                      <text:p text:style-name="Table_20_Contents">693.1</text:p>
                    </table:table-cell>
                    <table:table-cell table:style-name="Tabelle3.A1" office:value-type="string">
                      <text:p text:style-name="Table_20_Contents">690.5</text:p>
                    </table:table-cell>
                    <table:table-cell table:style-name="Tabelle3.A1" office:value-type="string">
                      <text:p text:style-name="Table_20_Contents">696.7</text:p>
                    </table:table-cell>
                    <table:table-cell table:style-name="Tabelle3.A1" office:value-type="string">
                      <text:p text:style-name="Table_20_Contents">72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XJtb255cy8vR8O8bnRoZXI%3D" office:target-frame-name="_blank" xlink:show="new">Armonys, Günther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27</text:p>
                    </table:table-cell>
                    <table:table-cell table:style-name="Tabelle3.A1" office:value-type="string">
                      <text:p text:style-name="Table_20_Contents">5.4</text:p>
                    </table:table-cell>
                    <table:table-cell table:style-name="Tabelle3.A1" office:value-type="string">
                      <text:p text:style-name="Table_20_Contents">3469</text:p>
                    </table:table-cell>
                    <table:table-cell table:style-name="Tabelle3.A1" office:value-type="string">
                      <text:p text:style-name="Table_20_Contents">693.8</text:p>
                    </table:table-cell>
                    <table:table-cell table:style-name="Tabelle3.A1" office:value-type="string">
                      <text:p text:style-name="Table_20_Contents">695.0</text:p>
                    </table:table-cell>
                    <table:table-cell table:style-name="Tabelle3.A1" office:value-type="string">
                      <text:p text:style-name="Table_20_Contents">693.0</text:p>
                    </table:table-cell>
                    <table:table-cell table:style-name="Tabelle3.A1" office:value-type="string">
                      <text:p text:style-name="Table_20_Contents">71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W1icm9zaXVzLy9QZXRlcg%3D%3D" office:target-frame-name="_blank" xlink:show="new">Ambrosius, Peter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25</text:p>
                    </table:table-cell>
                    <table:table-cell table:style-name="Tabelle3.A1" office:value-type="string">
                      <text:p text:style-name="Table_20_Contents">4.2</text:p>
                    </table:table-cell>
                    <table:table-cell table:style-name="Tabelle3.A1" office:value-type="string">
                      <text:p text:style-name="Table_20_Contents">3811</text:p>
                    </table:table-cell>
                    <table:table-cell table:style-name="Tabelle3.A1" office:value-type="string">
                      <text:p text:style-name="Table_20_Contents">635.2</text:p>
                    </table:table-cell>
                    <table:table-cell table:style-name="Tabelle3.A1" office:value-type="string">
                      <text:p text:style-name="Table_20_Contents">684.5</text:p>
                    </table:table-cell>
                    <table:table-cell table:style-name="Tabelle3.A1" office:value-type="string">
                      <text:p text:style-name="Table_20_Contents">610.5</text:p>
                    </table:table-cell>
                    <table:table-cell table:style-name="Tabelle3.A1" office:value-type="string">
                      <text:p text:style-name="Table_20_Contents">75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2NodWx6Ly9CZXJuZA%3D%3D" office:target-frame-name="_blank" xlink:show="new">Schulz, Bernd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2</text:p>
                    </table:table-cell>
                    <table:table-cell table:style-name="Tabelle3.A1" office:value-type="string">
                      <text:p text:style-name="Table_20_Contents">11.0</text:p>
                    </table:table-cell>
                    <table:table-cell table:style-name="Tabelle3.A1" office:value-type="string">
                      <text:p text:style-name="Table_20_Contents">1538</text:p>
                    </table:table-cell>
                    <table:table-cell table:style-name="Tabelle3.A1" office:value-type="string">
                      <text:p text:style-name="Table_20_Contents">769.0</text:p>
                    </table:table-cell>
                    <table:table-cell table:style-name="Tabelle3.A1" office:value-type="string">
                      <text:p text:style-name="Table_20_Contents">769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9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mFzY2hrZS8vUm9sYW5k" office:target-frame-name="_blank" xlink:show="new">Jaschke, Roland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1</text:p>
                    </table:table-cell>
                    <table:table-cell table:style-name="Tabelle3.A1" office:value-type="string">
                      <text:p text:style-name="Table_20_Contents">10.5</text:p>
                    </table:table-cell>
                    <table:table-cell table:style-name="Tabelle3.A1" office:value-type="string">
                      <text:p text:style-name="Table_20_Contents">1499</text:p>
                    </table:table-cell>
                    <table:table-cell table:style-name="Tabelle3.A1" office:value-type="string">
                      <text:p text:style-name="Table_20_Contents">749.5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49.5</text:p>
                    </table:table-cell>
                    <table:table-cell table:style-name="Tabelle3.A1" office:value-type="string">
                      <text:p text:style-name="Table_20_Contents">76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nVjaGhvbHovL1JhaW5lcg%3D%3D" office:target-frame-name="_blank" xlink:show="new">Buchholz, Rainer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1570</text:p>
                    </table:table-cell>
                    <table:table-cell table:style-name="Tabelle3.A1" office:value-type="string">
                      <text:p text:style-name="Table_20_Contents">785.0</text:p>
                    </table:table-cell>
                    <table:table-cell table:style-name="Tabelle3.A1" office:value-type="string">
                      <text:p text:style-name="Table_20_Contents">785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8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lybi8vS2xhdXM%3D" office:target-frame-name="_blank" xlink:show="new">Birn, Klaus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20</text:p>
                    </table:table-cell>
                    <table:table-cell table:style-name="Tabelle3.A1" office:value-type="string">
                      <text:p text:style-name="Table_20_Contents">3.3</text:p>
                    </table:table-cell>
                    <table:table-cell table:style-name="Tabelle3.A1" office:value-type="string">
                      <text:p text:style-name="Table_20_Contents">4144</text:p>
                    </table:table-cell>
                    <table:table-cell table:style-name="Tabelle3.A1" office:value-type="string">
                      <text:p text:style-name="Table_20_Contents">690.7</text:p>
                    </table:table-cell>
                    <table:table-cell table:style-name="Tabelle3.A1" office:value-type="string">
                      <text:p text:style-name="Table_20_Contents">738.7</text:p>
                    </table:table-cell>
                    <table:table-cell table:style-name="Tabelle3.A1" office:value-type="string">
                      <text:p text:style-name="Table_20_Contents">642.7</text:p>
                    </table:table-cell>
                    <table:table-cell table:style-name="Tabelle3.A1" office:value-type="string">
                      <text:p text:style-name="Table_20_Contents">76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mx1bS8vU3RlZmFu" office:target-frame-name="_blank" xlink:show="new">Blum, Stefan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9</text:p>
                    </table:table-cell>
                    <table:table-cell table:style-name="Tabelle3.A1" office:value-type="string">
                      <text:p text:style-name="Table_20_Contents">9.5</text:p>
                    </table:table-cell>
                    <table:table-cell table:style-name="Tabelle3.A1" office:value-type="string">
                      <text:p text:style-name="Table_20_Contents">1522</text:p>
                    </table:table-cell>
                    <table:table-cell table:style-name="Tabelle3.A1" office:value-type="string">
                      <text:p text:style-name="Table_20_Contents">76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61.0</text:p>
                    </table:table-cell>
                    <table:table-cell table:style-name="Tabelle3.A1" office:value-type="string">
                      <text:p text:style-name="Table_20_Contents">77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WWlsbWF6Ly9TYWRpaw%3D%3D" office:target-frame-name="_blank" xlink:show="new">Yilmaz, Sadik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18</text:p>
                    </table:table-cell>
                    <table:table-cell table:style-name="Tabelle3.A1" office:value-type="string">
                      <text:p text:style-name="Table_20_Contents">3.6</text:p>
                    </table:table-cell>
                    <table:table-cell table:style-name="Tabelle3.A1" office:value-type="string">
                      <text:p text:style-name="Table_20_Contents">3439</text:p>
                    </table:table-cell>
                    <table:table-cell table:style-name="Tabelle3.A1" office:value-type="string">
                      <text:p text:style-name="Table_20_Contents">687.8</text:p>
                    </table:table-cell>
                    <table:table-cell table:style-name="Tabelle3.A1" office:value-type="string">
                      <text:p text:style-name="Table_20_Contents">708.0</text:p>
                    </table:table-cell>
                    <table:table-cell table:style-name="Tabelle3.A1" office:value-type="string">
                      <text:p text:style-name="Table_20_Contents">657.5</text:p>
                    </table:table-cell>
                    <table:table-cell table:style-name="Tabelle3.A1" office:value-type="string">
                      <text:p text:style-name="Table_20_Contents">74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WxyaWNoLy9EZXRsZWY%3D" office:target-frame-name="_blank" xlink:show="new">Ulrich, Detlef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17</text:p>
                    </table:table-cell>
                    <table:table-cell table:style-name="Tabelle3.A1" office:value-type="string">
                      <text:p text:style-name="Table_20_Contents">2.1</text:p>
                    </table:table-cell>
                    <table:table-cell table:style-name="Tabelle3.A1" office:value-type="string">
                      <text:p text:style-name="Table_20_Contents">5119</text:p>
                    </table:table-cell>
                    <table:table-cell table:style-name="Tabelle3.A1" office:value-type="string">
                      <text:p text:style-name="Table_20_Contents">639.9</text:p>
                    </table:table-cell>
                    <table:table-cell table:style-name="Tabelle3.A1" office:value-type="string">
                      <text:p text:style-name="Table_20_Contents">627.6</text:p>
                    </table:table-cell>
                    <table:table-cell table:style-name="Tabelle3.A1" office:value-type="string">
                      <text:p text:style-name="Table_20_Contents">660.3</text:p>
                    </table:table-cell>
                    <table:table-cell table:style-name="Tabelle3.A1" office:value-type="string">
                      <text:p text:style-name="Table_20_Contents">709</text:p>
                    </table:table-cell>
                  </table:table-row>
                  <text:soft-page-break/>
                  <table:table-row>
                    <table:table-cell table:style-name="Tabelle3.A1" office:value-type="string">
                      <text:p text:style-name="Table_20_Contents">5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HV5Zi8vSGVpbno%3D" office:target-frame-name="_blank" xlink:show="new">Duyf, Heinz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2.8</text:p>
                    </table:table-cell>
                    <table:table-cell table:style-name="Tabelle3.A1" office:value-type="string">
                      <text:p text:style-name="Table_20_Contents">3214</text:p>
                    </table:table-cell>
                    <table:table-cell table:style-name="Tabelle3.A1" office:value-type="string">
                      <text:p text:style-name="Table_20_Contents">642.8</text:p>
                    </table:table-cell>
                    <table:table-cell table:style-name="Tabelle3.A1" office:value-type="string">
                      <text:p text:style-name="Table_20_Contents">670.0</text:p>
                    </table:table-cell>
                    <table:table-cell table:style-name="Tabelle3.A1" office:value-type="string">
                      <text:p text:style-name="Table_20_Contents">636.0</text:p>
                    </table:table-cell>
                    <table:table-cell table:style-name="Tabelle3.A1" office:value-type="string">
                      <text:p text:style-name="Table_20_Contents">67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9yaXNzZW4vL01hcmNv" office:target-frame-name="_blank" xlink:show="new">Dorissen, Marco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837</text:p>
                    </table:table-cell>
                    <table:table-cell table:style-name="Tabelle3.A1" office:value-type="string">
                      <text:p text:style-name="Table_20_Contents">837.0</text:p>
                    </table:table-cell>
                    <table:table-cell table:style-name="Tabelle3.A1" office:value-type="string">
                      <text:p text:style-name="Table_20_Contents">837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3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Vzc2kvL0JydW5v" office:target-frame-name="_blank" xlink:show="new">Dessi, Bruno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836</text:p>
                    </table:table-cell>
                    <table:table-cell table:style-name="Tabelle3.A1" office:value-type="string">
                      <text:p text:style-name="Table_20_Contents">836.0</text:p>
                    </table:table-cell>
                    <table:table-cell table:style-name="Tabelle3.A1" office:value-type="string">
                      <text:p text:style-name="Table_20_Contents">836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3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mllcy8vQmVybmQ%3D" office:target-frame-name="_blank" xlink:show="new">Ries, Bernd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797</text:p>
                    </table:table-cell>
                    <table:table-cell table:style-name="Tabelle3.A1" office:value-type="string">
                      <text:p text:style-name="Table_20_Contents">797.0</text:p>
                    </table:table-cell>
                    <table:table-cell table:style-name="Tabelle3.A1" office:value-type="string">
                      <text:p text:style-name="Table_20_Contents">797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9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VMO2bm5pc3Nlbi8vTWFuZnJlZA%3D%3D" office:target-frame-name="_blank" xlink:show="new">Tönnissen, Manfred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11.0</text:p>
                    </table:table-cell>
                    <table:table-cell table:style-name="Tabelle3.A1" office:value-type="string">
                      <text:p text:style-name="Table_20_Contents">766</text:p>
                    </table:table-cell>
                    <table:table-cell table:style-name="Tabelle3.A1" office:value-type="string">
                      <text:p text:style-name="Table_20_Contents">766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66.0</text:p>
                    </table:table-cell>
                    <table:table-cell table:style-name="Tabelle3.A1" office:value-type="string">
                      <text:p text:style-name="Table_20_Contents">76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WFya2V0dC8vU2Vhbg%3D%3D" office:target-frame-name="_blank" xlink:show="new">Markett, Sean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.5</text:p>
                    </table:table-cell>
                    <table:table-cell table:style-name="Tabelle3.A1" office:value-type="string">
                      <text:p text:style-name="Table_20_Contents">1503</text:p>
                    </table:table-cell>
                    <table:table-cell table:style-name="Tabelle3.A1" office:value-type="string">
                      <text:p text:style-name="Table_20_Contents">751.5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51.5</text:p>
                    </table:table-cell>
                    <table:table-cell table:style-name="Tabelle3.A1" office:value-type="string">
                      <text:p text:style-name="Table_20_Contents">80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cO8bGxlci8vVGlt" office:target-frame-name="_blank" xlink:show="new">Müller, Tim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.5</text:p>
                    </table:table-cell>
                    <table:table-cell table:style-name="Tabelle3.A1" office:value-type="string">
                      <text:p text:style-name="Table_20_Contents">1420</text:p>
                    </table:table-cell>
                    <table:table-cell table:style-name="Tabelle3.A1" office:value-type="string">
                      <text:p text:style-name="Table_20_Contents">710.0</text:p>
                    </table:table-cell>
                    <table:table-cell table:style-name="Tabelle3.A1" office:value-type="string">
                      <text:p text:style-name="Table_20_Contents">728.0</text:p>
                    </table:table-cell>
                    <table:table-cell table:style-name="Tabelle3.A1" office:value-type="string">
                      <text:p text:style-name="Table_20_Contents">692.0</text:p>
                    </table:table-cell>
                    <table:table-cell table:style-name="Tabelle3.A1" office:value-type="string">
                      <text:p text:style-name="Table_20_Contents">72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2xlbWVucy8vT2xhZg%3D%3D" office:target-frame-name="_blank" xlink:show="new">Clemens, Olaf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2.8</text:p>
                    </table:table-cell>
                    <table:table-cell table:style-name="Tabelle3.A1" office:value-type="string">
                      <text:p text:style-name="Table_20_Contents">2631</text:p>
                    </table:table-cell>
                    <table:table-cell table:style-name="Tabelle3.A1" office:value-type="string">
                      <text:p text:style-name="Table_20_Contents">657.8</text:p>
                    </table:table-cell>
                    <table:table-cell table:style-name="Tabelle3.A1" office:value-type="string">
                      <text:p text:style-name="Table_20_Contents">643.5</text:p>
                    </table:table-cell>
                    <table:table-cell table:style-name="Tabelle3.A1" office:value-type="string">
                      <text:p text:style-name="Table_20_Contents">672.0</text:p>
                    </table:table-cell>
                    <table:table-cell table:style-name="Tabelle3.A1" office:value-type="string">
                      <text:p text:style-name="Table_20_Contents">67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YXVzIGRlciBCZWVrLy9XaWxmcmllZA%3D%3D" office:target-frame-name="_blank" xlink:show="new">aus der Beek, Wilfried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2.2</text:p>
                    </table:table-cell>
                    <table:table-cell table:style-name="Tabelle3.A1" office:value-type="string">
                      <text:p text:style-name="Table_20_Contents">3247</text:p>
                    </table:table-cell>
                    <table:table-cell table:style-name="Tabelle3.A1" office:value-type="string">
                      <text:p text:style-name="Table_20_Contents">649.4</text:p>
                    </table:table-cell>
                    <table:table-cell table:style-name="Tabelle3.A1" office:value-type="string">
                      <text:p text:style-name="Table_20_Contents">646.0</text:p>
                    </table:table-cell>
                    <table:table-cell table:style-name="Tabelle3.A1" office:value-type="string">
                      <text:p text:style-name="Table_20_Contents">651.7</text:p>
                    </table:table-cell>
                    <table:table-cell table:style-name="Tabelle3.A1" office:value-type="string">
                      <text:p text:style-name="Table_20_Contents">66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3RyYWNrLy9IYW5zLVBldGVy" office:target-frame-name="_blank" xlink:show="new">Strack, Hans-Peter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721</text:p>
                    </table:table-cell>
                    <table:table-cell table:style-name="Tabelle3.A1" office:value-type="string">
                      <text:p text:style-name="Table_20_Contents">72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21.0</text:p>
                    </table:table-cell>
                    <table:table-cell table:style-name="Tabelle3.A1" office:value-type="string">
                      <text:p text:style-name="Table_20_Contents">72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Q2FudGEvL0d1aXNlcHBl" office:target-frame-name="_blank" xlink:show="new">Canta, Guiseppe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779</text:p>
                    </table:table-cell>
                    <table:table-cell table:style-name="Tabelle3.A1" office:value-type="string">
                      <text:p text:style-name="Table_20_Contents">779.0</text:p>
                    </table:table-cell>
                    <table:table-cell table:style-name="Tabelle3.A1" office:value-type="string">
                      <text:p text:style-name="Table_20_Contents">779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7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3ByaW5nZXIvL1BhdHJpY2s%3D" office:target-frame-name="_blank" xlink:show="new">Springer, Patrick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775</text:p>
                    </table:table-cell>
                    <table:table-cell table:style-name="Tabelle3.A1" office:value-type="string">
                      <text:p text:style-name="Table_20_Contents">775.0</text:p>
                    </table:table-cell>
                    <table:table-cell table:style-name="Tabelle3.A1" office:value-type="string">
                      <text:p text:style-name="Table_20_Contents">775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7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VudGdlbi8vQW5kcmU%3D" office:target-frame-name="_blank" xlink:show="new">Dentgen, Andre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1362</text:p>
                    </table:table-cell>
                    <table:table-cell table:style-name="Tabelle3.A1" office:value-type="string">
                      <text:p text:style-name="Table_20_Contents">681.0</text:p>
                    </table:table-cell>
                    <table:table-cell table:style-name="Tabelle3.A1" office:value-type="string">
                      <text:p text:style-name="Table_20_Contents">676.0</text:p>
                    </table:table-cell>
                    <table:table-cell table:style-name="Tabelle3.A1" office:value-type="string">
                      <text:p text:style-name="Table_20_Contents">686.0</text:p>
                    </table:table-cell>
                    <table:table-cell table:style-name="Tabelle3.A1" office:value-type="string">
                      <text:p text:style-name="Table_20_Contents">68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WFya2V0dC8vV2VybmVy" office:target-frame-name="_blank" xlink:show="new">Markett, Werner</text:a></text:p>
                    </table:table-cell>
                    <table:table-cell table:style-name="Tabelle3.A1" office:value-type="string">
                      <text:p text:style-name="Table_20_Contents">SKV Ree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8.0</text:p>
                    </table:table-cell>
                    <table:table-cell table:style-name="Tabelle3.A1" office:value-type="string">
                      <text:p text:style-name="Table_20_Contents">777</text:p>
                    </table:table-cell>
                    <table:table-cell table:style-name="Tabelle3.A1" office:value-type="string">
                      <text:p text:style-name="Table_20_Contents">777.0</text:p>
                    </table:table-cell>
                    <table:table-cell table:style-name="Tabelle3.A1" office:value-type="string">
                      <text:p text:style-name="Table_20_Contents">777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7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2xlaW5rZS8vUmVpbmhhcmR0" office:target-frame-name="_blank" xlink:show="new">Kleinke, Reinhardt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736</text:p>
                    </table:table-cell>
                    <table:table-cell table:style-name="Tabelle3.A1" office:value-type="string">
                      <text:p text:style-name="Table_20_Contents">736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36.0</text:p>
                    </table:table-cell>
                    <table:table-cell table:style-name="Tabelle3.A1" office:value-type="string">
                      <text:p text:style-name="Table_20_Contents">73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mV1c2NobC8vSGFucy1Kb3NlZg%3D%3D" office:target-frame-name="_blank" xlink:show="new">Neuschl, Hans-Josef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705</text:p>
                    </table:table-cell>
                    <table:table-cell table:style-name="Tabelle3.A1" office:value-type="string">
                      <text:p text:style-name="Table_20_Contents">705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05.0</text:p>
                    </table:table-cell>
                    <table:table-cell table:style-name="Tabelle3.A1" office:value-type="string">
                      <text:p text:style-name="Table_20_Contents">70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3JpZXNzLy9XYWx0ZXI%3D" office:target-frame-name="_blank" xlink:show="new">Griess, Walter</text:a></text:p>
                    </table:table-cell>
                    <table:table-cell table:style-name="Tabelle3.A1" office:value-type="string">
                      <text:p text:style-name="Table_20_Contents">ESV Oberhausen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2.5</text:p>
                    </table:table-cell>
                    <table:table-cell table:style-name="Tabelle3.A1" office:value-type="string">
                      <text:p text:style-name="Table_20_Contents">1247</text:p>
                    </table:table-cell>
                    <table:table-cell table:style-name="Tabelle3.A1" office:value-type="string">
                      <text:p text:style-name="Table_20_Contents">623.5</text:p>
                    </table:table-cell>
                    <table:table-cell table:style-name="Tabelle3.A1" office:value-type="string">
                      <text:p text:style-name="Table_20_Contents">600.0</text:p>
                    </table:table-cell>
                    <table:table-cell table:style-name="Tabelle3.A1" office:value-type="string">
                      <text:p text:style-name="Table_20_Contents">647.0</text:p>
                    </table:table-cell>
                    <table:table-cell table:style-name="Tabelle3.A1" office:value-type="string">
                      <text:p text:style-name="Table_20_Contents">64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mV1bWFubi8vSGFucy1EaWV0ZXI%3D" office:target-frame-name="_blank" xlink:show="new">Neumann, Hans-Dieter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693</text:p>
                    </table:table-cell>
                    <table:table-cell table:style-name="Tabelle3.A1" office:value-type="string">
                      <text:p text:style-name="Table_20_Contents">693.0</text:p>
                    </table:table-cell>
                    <table:table-cell table:style-name="Tabelle3.A1" office:value-type="string">
                      <text:p text:style-name="Table_20_Contents">693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9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nVzZWsvL0Jlcm5k" office:target-frame-name="_blank" xlink:show="new">Fusek, Bernd</text:a></text:p>
                    </table:table-cell>
                    <table:table-cell table:style-name="Tabelle3.A1" office:value-type="string">
                      <text:p text:style-name="Table_20_Contents">SK Kamp-Lintfort 4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3.0</text:p>
                    </table:table-cell>
                    <table:table-cell table:style-name="Tabelle3.A1" office:value-type="string">
                      <text:p text:style-name="Table_20_Contents">653</text:p>
                    </table:table-cell>
                    <table:table-cell table:style-name="Tabelle3.A1" office:value-type="string">
                      <text:p text:style-name="Table_20_Contents">653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53.0</text:p>
                    </table:table-cell>
                    <table:table-cell table:style-name="Tabelle3.A1" office:value-type="string">
                      <text:p text:style-name="Table_20_Contents">65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Um90aGUvL0hlbG11dA%3D%3D" office:target-frame-name="_blank" xlink:show="new">Rothe, Helmut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697</text:p>
                    </table:table-cell>
                    <table:table-cell table:style-name="Tabelle3.A1" office:value-type="string">
                      <text:p text:style-name="Table_20_Contents">697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97.0</text:p>
                    </table:table-cell>
                    <table:table-cell table:style-name="Tabelle3.A1" office:value-type="string">
                      <text:p text:style-name="Table_20_Contents">69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G9sdGhhdXMvL0hhbnM%3D" office:target-frame-name="_blank" xlink:show="new">Holthaus, Hans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663</text:p>
                    </table:table-cell>
                    <table:table-cell table:style-name="Tabelle3.A1" office:value-type="string">
                      <text:p text:style-name="Table_20_Contents">663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63.0</text:p>
                    </table:table-cell>
                    <table:table-cell table:style-name="Tabelle3.A1" office:value-type="string">
                      <text:p text:style-name="Table_20_Contents">66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llw59uZXIvL1BldGVy" office:target-frame-name="_blank" xlink:show="new">Dießner, Peter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641</text:p>
                    </table:table-cell>
                    <table:table-cell table:style-name="Tabelle3.A1" office:value-type="string">
                      <text:p text:style-name="Table_20_Contents">641.0</text:p>
                    </table:table-cell>
                    <table:table-cell table:style-name="Tabelle3.A1" office:value-type="string">
                      <text:p text:style-name="Table_20_Contents">64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4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GVudGdlbi8vUmFsZg%3D%3D" office:target-frame-name="_blank" xlink:show="new">Dentgen, Ralf</text:a></text:p>
                    </table:table-cell>
                    <table:table-cell table:style-name="Tabelle3.A1" office:value-type="string">
                      <text:p text:style-name="Table_20_Contents">BW 61 Mülheim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1249</text:p>
                    </table:table-cell>
                    <table:table-cell table:style-name="Tabelle3.A1" office:value-type="string">
                      <text:p text:style-name="Table_20_Contents">624.5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24.5</text:p>
                    </table:table-cell>
                    <table:table-cell table:style-name="Tabelle3.A1" office:value-type="string">
                      <text:p text:style-name="Table_20_Contents">63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TG9yZW56Ly9HdW50aGVy" office:target-frame-name="_blank" xlink:show="new">Lorenz, Gunther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1180</text:p>
                    </table:table-cell>
                    <table:table-cell table:style-name="Tabelle3.A1" office:value-type="string">
                      <text:p text:style-name="Table_20_Contents">590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590.0</text:p>
                    </table:table-cell>
                    <table:table-cell table:style-name="Tabelle3.A1" office:value-type="string">
                      <text:p text:style-name="Table_20_Contents">64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RHVsdGVyLy9BbmRyZWFz" office:target-frame-name="_blank" xlink:show="new">Dulter, Andreas</text:a></text:p>
                    </table:table-cell>
                    <table:table-cell table:style-name="Tabelle3.A1" office:value-type="string">
                      <text:p text:style-name="Table_20_Contents">KSC 71 Saarn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1039</text:p>
                    </table:table-cell>
                    <table:table-cell table:style-name="Tabelle3.A1" office:value-type="string">
                      <text:p text:style-name="Table_20_Contents">519.5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519.5</text:p>
                    </table:table-cell>
                    <table:table-cell table:style-name="Tabelle3.A1" office:value-type="string">
                      <text:p text:style-name="Table_20_Contents">53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r-bezirksklasse-1/S2F0emVuc2tpLy9Ib3JzdA%3D%3D" office:target-frame-name="_blank" xlink:show="new">Katzenski, Horst</text:a></text:p>
                    </table:table-cell>
                    <table:table-cell table:style-name="Tabelle3.A1" office:value-type="string">
                      <text:p text:style-name="Table_20_Contents">KSC Harmonie Duisburg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04</text:p>
                    </table:table-cell>
                    <table:table-cell table:style-name="Tabelle3.A1" office:value-type="string">
                      <text:p text:style-name="Table_20_Contents">604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04.0</text:p>
                    </table:table-cell>
                    <table:table-cell table:style-name="Tabelle3.A1" office:value-type="string">
                      <text:p text:style-name="Table_20_Contents">604</text:p>
                    </table:table-cell>
                  </table:table-row>
                </table:table>
                <text:p text:style-name="Text_20_body"><text:line-break/></text:p>
              </text:section>
            </text:section>
          </text:section>
        </text:section>
        <text:section text:style-name="Sect1" text:name="contentBorderRight">
          <text:p text:style-name="Standard"/>
        </text:section>
      </text:section>
      <text:section text:style-name="Sect1" text:name="footer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0:46:06.11</meta:creation-date>
    <meta:document-statistic meta:table-count="2" meta:image-count="0" meta:object-count="0" meta:page-count="3" meta:paragraph-count="916" meta:word-count="1219" meta:character-count="5049"/>
    <dc:date>2013-11-11T10:47:33.52</dc:date>
    <meta:editing-duration>PT1M27S</meta:editing-duration>
    <meta:editing-cycles>1</meta:editing-cycles>
    <meta:generator>OpenOffice/4.0.0$Win32 OpenOffice.org_project/400m3$Build-9702</meta:generator>
  </office:meta>
</office:document-meta>
</file>